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4.581cm"/>
    </style:style>
    <style:style style:name="co6" style:family="table-column">
      <style:table-column-properties fo:break-before="auto" style:column-width="2.536cm"/>
    </style:style>
    <style:style style:name="co7" style:family="table-column">
      <style:table-column-properties fo:break-before="auto" style:column-width="2.561cm"/>
    </style:style>
    <style:style style:name="co8" style:family="table-column">
      <style:table-column-properties fo:break-before="auto" style:column-width="3.933cm"/>
    </style:style>
    <style:style style:name="co9" style:family="table-column">
      <style:table-column-properties fo:break-before="auto" style:column-width="2.304cm"/>
    </style:style>
    <style:style style:name="co10" style:family="table-column">
      <style:table-column-properties fo:break-before="auto" style:column-width="0.956cm"/>
    </style:style>
    <style:style style:name="co11" style:family="table-column">
      <style:table-column-properties fo:break-before="auto" style:column-width="2.251cm"/>
    </style:style>
    <style:style style:name="co12" style:family="table-column">
      <style:table-column-properties fo:break-before="auto" style:column-width="1.656cm"/>
    </style:style>
    <style:style style:name="co13" style:family="table-column">
      <style:table-column-properties fo:break-before="auto" style:column-width="2.122cm"/>
    </style:style>
    <style:style style:name="co14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 style:data-style-name="N104"/>
    <style:style style:name="ce6" style:family="table-cell" style:parent-style-name="Default" style:data-style-name="N4"/>
    <style:style style:name="ce7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18" style:family="table-cell" style:parent-style-name="Default" style:data-style-name="N11">
      <style:table-cell-properties fo:background-color="#ffff00"/>
    </style:style>
    <style:style style:name="ce19" style:family="table-cell" style:parent-style-name="Default" style:data-style-name="N11"/>
    <style:style style:name="ce2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" style:family="table-cell" style:parent-style-name="Default" style:data-style-name="N11">
      <style:table-cell-properties fo:border-bottom="0.74pt solid #000000" fo:background-color="#ffff00" fo:border-left="none" fo:border-right="0.74pt solid #000000" fo:border-top="0.74pt solid #000000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25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26" style:family="table-cell" style:parent-style-name="Default" style:data-style-name="N4">
      <style:table-cell-properties fo:background-color="#ffff00"/>
    </style:style>
    <style:style style:name="ce27" style:family="table-cell" style:parent-style-name="Default" style:data-style-name="N4">
      <style:table-cell-properties fo:background-color="#ffff00"/>
      <style:text-properties fo:color="#c9211e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9" style:family="table-cell" style:parent-style-name="Default" style:data-style-name="N104">
      <style:table-cell-properties fo:border-bottom="none" fo:border-left="none" fo:border-right="0.74pt solid #000000" fo:border-top="none"/>
    </style:style>
    <style:style style:name="ce30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roblem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Project</text:p>
          </table:table-cell>
          <table:table-cell office:value-type="string" calcext:value-type="string">
            <text:p>Capital Cost</text:p>
          </table:table-cell>
          <table:table-cell office:value-type="string" calcext:value-type="string">
            <text:p>Annual Benefits</text:p>
          </table:table-cell>
          <table:table-cell office:value-type="string" calcext:value-type="string">
            <text:p>Life (years)</text:p>
          </table:table-cell>
          <table:table-cell office:value-type="string" calcext:value-type="string">
            <text:p>Salvage value</text:p>
          </table:table-cell>
          <table:table-cell table:style-name="ce8" office:value-type="string" calcext:value-type="string">
            <text:p>Calculated Rate of Return</text:p>
          </table:table-cell>
          <table:table-cell table:style-name="ce8" office:value-type="string" calcext:value-type="string">
            <text:p>IRR Rankings</text:p>
          </table:table-cell>
        </table:table-row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office:value-type="float" office:value="50000" calcext:value-type="float">
            <text:p>50000</text:p>
          </table:table-cell>
          <table:table-cell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table:style-name="ce9" office:value-type="percentage" office:value="0.101419566238465" calcext:value-type="percentage">
            <text:p>10.14%</text:p>
          </table:table-cell>
          <table:table-cell table:style-name="ce8" table:formula="of:=RANK([.G4];[.$G$4:.$G$7];0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office:value-type="string" calcext:value-type="string">
            <text:p>B</text:p>
          </table:table-cell>
          <table:table-cell office:value-type="float" office:value="50000" calcext:value-type="float">
            <text:p>50000</text:p>
          </table:table-cell>
          <table:table-cell office:value-type="float" office:value="12500" calcext:value-type="float">
            <text:p>125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9" office:value-type="percentage" office:value="0.103649163901754" calcext:value-type="percentage">
            <text:p>10.36%</text:p>
          </table:table-cell>
          <table:table-cell table:style-name="ce8" table:formula="of:=RANK([.G5];[.$G$4:.$G$7];0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office:value-type="float" office:value="50000" calcext:value-type="float">
            <text:p>5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table:style-name="ce9" office:value-type="percentage" office:value="0.114664674944649" calcext:value-type="percentage">
            <text:p>11.47%</text:p>
          </table:table-cell>
          <table:table-cell table:style-name="ce8" table:formula="of:=RANK([.G6];[.$G$4:.$G$7];0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office:value-type="string" calcext:value-type="string">
            <text:p>D</text:p>
          </table:table-cell>
          <table:table-cell office:value-type="float" office:value="50000" calcext:value-type="float">
            <text:p>50000</text:p>
          </table:table-cell>
          <table:table-cell office:value-type="float" office:value="8500" calcext:value-type="float">
            <text:p>8500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table:style-name="ce9" office:value-type="percentage" office:value="0.0792116548974237" calcext:value-type="percentage">
            <text:p>7.92%</text:p>
          </table:table-cell>
          <table:table-cell table:style-name="ce8" table:formula="of:=RANK([.G7];[.$G$4:.$G$7];0)" office:value-type="float" office:value="4" calcext:value-type="float">
            <text:p>4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PW Cash Flow</text:p>
          </table:table-cell>
          <table:table-cell office:value-type="string" calcext:value-type="string">
            <text:p>Project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years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table:style-name="ce5" office:value-type="currency" office:currency="CAD" office:value="-50000" calcext:value-type="currency">
            <text:p>-$50,00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table:formula="of:=8000/(1+[.$G$4])^[.B13]" office:value-type="float" office:value="7263.35380741543" calcext:value-type="float">
            <text:p>7,263.35</text:p>
          </table:table-cell>
          <table:table-cell table:style-name="ce6" table:formula="of:=12500/((1+[.$G$5])^[.B13])" office:value-type="float" office:value="11326.0630360182" calcext:value-type="float">
            <text:p>11,326.06</text:p>
          </table:table-cell>
          <table:table-cell table:style-name="ce6" table:formula="of:=10500/(1+[.$G$6])^[.B13]" office:value-type="float" office:value="9419.87329106074" calcext:value-type="float">
            <text:p>9,419.87</text:p>
          </table:table-cell>
          <table:table-cell table:style-name="ce6" table:formula="of:=8500/(1+[.$G$7])^[.B13]" office:value-type="float" office:value="7876.11953728196" calcext:value-type="float">
            <text:p>7,876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table:formula="of:=8000/(1+[.$G$4])^[.B14]" office:value-type="float" office:value="6594.53856646202" calcext:value-type="float">
            <text:p>6,594.54</text:p>
          </table:table-cell>
          <table:table-cell table:style-name="ce6" table:formula="of:=12500/((1+[.$G$5])^[.B14])" office:value-type="float" office:value="10262.3763116686" calcext:value-type="float">
            <text:p>10,262.38</text:p>
          </table:table-cell>
          <table:table-cell table:style-name="ce6" table:formula="of:=10500/(1+[.$G$6])^[.B14]" office:value-type="float" office:value="8450.85836377519" calcext:value-type="float">
            <text:p>8,450.86</text:p>
          </table:table-cell>
          <table:table-cell table:style-name="ce6" table:formula="of:=8500/(1+[.$G$7])^[.B14]" office:value-type="float" office:value="7298.03046653584" calcext:value-type="float">
            <text:p>7,298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table:formula="of:=8000/(1+[.$G$4])^[.B15]" office:value-type="float" office:value="5987.30835060747" calcext:value-type="float">
            <text:p>5,987.31</text:p>
          </table:table-cell>
          <table:table-cell table:style-name="ce6" table:formula="of:=12500/((1+[.$G$5])^[.B15])" office:value-type="float" office:value="9298.58568042381" calcext:value-type="float">
            <text:p>9,298.59</text:p>
          </table:table-cell>
          <table:table-cell table:style-name="ce6" table:formula="of:=10500/(1+[.$G$6])^[.B15]" office:value-type="float" office:value="7581.52523690125" calcext:value-type="float">
            <text:p>7,581.53</text:p>
          </table:table-cell>
          <table:table-cell table:style-name="ce6" table:formula="of:=8500/(1+[.$G$7])^[.B15]" office:value-type="float" office:value="6762.37180484258" calcext:value-type="float">
            <text:p>6,762.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table:formula="of:=8000/(1+[.$G$4])^[.B16]" office:value-type="float" office:value="5435.99236306937" calcext:value-type="float">
            <text:p>5,435.99</text:p>
          </table:table-cell>
          <table:table-cell table:style-name="ce6" table:formula="of:=12500/((1+[.$G$5])^[.B16])" office:value-type="float" office:value="8425.30940498367" calcext:value-type="float">
            <text:p>8,425.31</text:p>
          </table:table-cell>
          <table:table-cell table:style-name="ce6" table:formula="of:=10500/(1+[.$G$6])^[.B16]" office:value-type="float" office:value="6801.61972234181" calcext:value-type="float">
            <text:p>6,801.62</text:p>
          </table:table-cell>
          <table:table-cell table:style-name="ce6" table:formula="of:=8500/(1+[.$G$7])^[.B16]" office:value-type="float" office:value="6266.02925770416" calcext:value-type="float">
            <text:p>6,266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 table:formula="of:=8000/(1+[.$G$4])^[.B17]" office:value-type="float" office:value="4935.44197842264" calcext:value-type="float">
            <text:p>4,935.44</text:p>
          </table:table-cell>
          <table:table-cell table:style-name="ce6" table:formula="of:=12500/((1+[.$G$5])^[.B17])+(5000/((1+[.G5])^[.B17]))" office:value-type="float" office:value="10687.6655669058" calcext:value-type="float">
            <text:p>10,687.67</text:p>
          </table:table-cell>
          <table:table-cell table:style-name="ce6" table:formula="of:=10500/(1+[.$G$6])^[.B17]" office:value-type="float" office:value="6101.94247223234" calcext:value-type="float">
            <text:p>6,101.94</text:p>
          </table:table-cell>
          <table:table-cell table:style-name="ce6" table:formula="of:=8500/(1+[.$G$7])^[.B17]" office:value-type="float" office:value="5806.11711268049" calcext:value-type="float">
            <text:p>5,806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" table:formula="of:=8000/(1+[.$G$4])^[.B18]" office:value-type="float" office:value="4480.98266065675" calcext:value-type="float">
            <text:p>4,480.98</text:p>
          </table:table-cell>
          <table:table-cell table:style-name="ce6"/>
          <table:table-cell table:style-name="ce6" table:formula="of:=10500/(1+[.$G$6])^[.B18]" office:value-type="float" office:value="5474.2404683591" calcext:value-type="float">
            <text:p>5,474.24</text:p>
          </table:table-cell>
          <table:table-cell table:style-name="ce6" table:formula="of:=8500/(1+[.$G$7])^[.B18]" office:value-type="float" office:value="5379.96146199176" calcext:value-type="float">
            <text:p>5,379.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table:formula="of:=8000/(1+[.$G$4])^[.B19]" office:value-type="float" office:value="4068.37030865546" calcext:value-type="float">
            <text:p>4,068.37</text:p>
          </table:table-cell>
          <table:table-cell table:style-name="ce6"/>
          <table:table-cell table:style-name="ce6" table:formula="of:=10500/(1+[.$G$6])^[.B19]+(3000/((1+[.G6])^[.B20]))" office:value-type="float" office:value="6169.94044533165" calcext:value-type="float">
            <text:p>6,169.94</text:p>
          </table:table-cell>
          <table:table-cell table:style-name="ce6" table:formula="of:=8500/(1+[.$G$7])^[.B19]" office:value-type="float" office:value="4985.08465654321" calcext:value-type="float">
            <text:p>4,985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" table:formula="of:=8000/(1+[.$G$4])^[.B20]" office:value-type="float" office:value="3693.75162141857" calcext:value-type="float">
            <text:p>3,693.75</text:p>
          </table:table-cell>
          <table:table-cell table:style-name="ce6" table:number-columns-repeated="2"/>
          <table:table-cell table:style-name="ce6" table:formula="of:=8500/(1+[.$G$7])^[.B20]+(2000/((1+[.G7])^[.B21]))" office:value-type="float" office:value="5626.28570242027" calcext:value-type="float">
            <text:p>5,626.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" table:formula="of:=8000/(1+[.$G$4])^[.B21]" office:value-type="float" office:value="3353.62811288468" calcext:value-type="float">
            <text:p>3,353.6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" table:formula="of:=8000/(1+[.$G$4])^[.B22]+(3000/((1+[.G4])^[.B22]))" office:value-type="float" office:value="4186.63223040844" calcext:value-type="float">
            <text:p>4,186.6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style-name="ce7" table:formula="of:=SUM([.C12:.C22])" office:value-type="float" office:value="0.0000000008230927051" calcext:value-type="float">
            <text:p>0.00</text:p>
          </table:table-cell>
          <table:table-cell table:style-name="ce7" table:formula="of:=SUM([.D12:.D17])" office:value-type="float" office:value="0" calcext:value-type="float">
            <text:p>0.00</text:p>
          </table:table-cell>
          <table:table-cell table:style-name="ce7" table:formula="of:=SUM([.E12:.E19])" office:value-type="float" office:value="0.00000000207819539355" calcext:value-type="float">
            <text:p>0.00</text:p>
          </table:table-cell>
          <table:table-cell table:style-name="ce7" table:formula="of:=SUM([.F12:.F20])" office:value-type="float" office:value="0.00000000027284841053" calcext:value-type="float">
            <text:p>0.00</text:p>
          </table:table-cell>
          <table:table-cell table:number-columns-repeated="2"/>
        </table:table-row>
      </table:table>
      <table:table table:name="Problem2" table:style-name="ta1">
        <table:table-column table:style-name="co1" table:default-cell-style-name="Default"/>
        <table:table-column table:style-name="co7" table:default-cell-style-name="ce11"/>
        <table:table-column table:style-name="co1" table:default-cell-style-name="Default"/>
        <table:table-column table:style-name="co8" table:default-cell-style-name="Default"/>
        <table:table-column table:style-name="co2" table:default-cell-style-name="ce18"/>
        <table:table-column table:style-name="co2" table:default-cell-style-name="ce8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Projects</text:p>
          </table:table-cell>
          <table:table-cell table:style-name="ce10" office:value-type="string" calcext:value-type="string">
            <text:p>Initial Cost</text:p>
          </table:table-cell>
          <table:table-cell table:style-name="ce10" office:value-type="string" calcext:value-type="string">
            <text:p>Uniform Annual Benefit</text:p>
          </table:table-cell>
          <table:table-cell table:style-name="ce10" office:value-type="string" calcext:value-type="string">
            <text:p>Rate of Return</text:p>
          </table:table-cell>
          <table:table-cell table:style-name="ce10" office:value-type="string" calcext:value-type="string">
            <text:p>IRR Ranking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9500" calcext:value-type="float">
            <text:p>9500</text:p>
          </table:table-cell>
          <table:table-cell office:value-type="percentage" office:value="0.200369527992426" calcext:value-type="percentage">
            <text:p>20.04%</text:p>
          </table:table-cell>
          <table:table-cell table:formula="of:=RANK([.E4];[.$E$4:.$E$10];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5000" calcext:value-type="float">
            <text:p>35000</text:p>
          </table:table-cell>
          <table:table-cell office:value-type="float" office:value="14000" calcext:value-type="float">
            <text:p>14000</text:p>
          </table:table-cell>
          <table:table-cell office:value-type="percentage" office:value="0.09701025740447" calcext:value-type="percentage">
            <text:p>9.70%</text:p>
          </table:table-cell>
          <table:table-cell table:formula="of:=RANK([.E5];[.$E$4:.$E$10];0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" calcext:value-type="float">
            <text:p>6000</text:p>
          </table:table-cell>
          <table:table-cell office:value-type="percentage" office:value="0.363096539468888" calcext:value-type="percentage">
            <text:p>36.31%</text:p>
          </table:table-cell>
          <table:table-cell table:formula="of:=RANK([.E6];[.$E$4:.$E$10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2400" calcext:value-type="float">
            <text:p>2400</text:p>
          </table:table-cell>
          <table:table-cell office:value-type="percentage" office:value="0.0142187997119813" calcext:value-type="percentage">
            <text:p>1.42%</text:p>
          </table:table-cell>
          <table:table-cell table:formula="of:=RANK([.E7];[.$E$4:.$E$10]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percentage" office:value="0.233751928528259" calcext:value-type="percentage">
            <text:p>23.38%</text:p>
          </table:table-cell>
          <table:table-cell table:formula="of:=RANK([.E8];[.$E$4:.$E$10];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000" calcext:value-type="float">
            <text:p>15000</text:p>
          </table:table-cell>
          <table:table-cell office:value-type="float" office:value="7000" calcext:value-type="float">
            <text:p>7000</text:p>
          </table:table-cell>
          <table:table-cell office:value-type="percentage" office:value="0.189133398664166" calcext:value-type="percentage">
            <text:p>18.91%</text:p>
          </table:table-cell>
          <table:table-cell table:formula="of:=RANK([.E9];[.$E$4:.$E$10];0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000" calcext:value-type="float">
            <text:p>40000</text:p>
          </table:table-cell>
          <table:table-cell office:value-type="float" office:value="21000" calcext:value-type="float">
            <text:p>21000</text:p>
          </table:table-cell>
          <table:table-cell office:value-type="percentage" office:value="0.266679186054966" calcext:value-type="percentage">
            <text:p>26.67%</text:p>
          </table:table-cell>
          <table:table-cell table:formula="of:=RANK([.E10];[.$E$4:.$E$10];0)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PW Cash Flow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style-name="ce16" office:value-type="string" calcext:value-type="string">
            <text:p>Project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Yea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6" office:value-type="float" office:value="-20000" calcext:value-type="float">
            <text:p>-20,000.00</text:p>
          </table:table-cell>
          <table:table-cell table:style-name="ce6" office:value-type="float" office:value="-35000" calcext:value-type="float">
            <text:p>-35,000.00</text:p>
          </table:table-cell>
          <table:table-cell table:style-name="ce6" office:value-type="float" office:value="-10000" calcext:value-type="float">
            <text:p>-10,000.00</text:p>
          </table:table-cell>
          <table:table-cell table:style-name="ce6" office:value-type="float" office:value="-7000" calcext:value-type="float">
            <text:p>-7,000.00</text:p>
          </table:table-cell>
          <table:table-cell table:style-name="ce6" office:value-type="float" office:value="-20000" calcext:value-type="float">
            <text:p>-20,000.00</text:p>
          </table:table-cell>
          <table:table-cell table:style-name="ce6" office:value-type="float" office:value="-15000" calcext:value-type="float">
            <text:p>-15,000.00</text:p>
          </table:table-cell>
          <table:table-cell table:style-name="ce6" office:value-type="float" office:value="-40000" calcext:value-type="float">
            <text:p>-40,000.00</text:p>
          </table:table-cell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6" table:formula="of:=9500/((1+[.$E$4])^[.B17])" office:value-type="float" office:value="7914.22955886627" calcext:value-type="float">
            <text:p>7,914.23</text:p>
          </table:table-cell>
          <table:table-cell table:style-name="ce6" table:formula="of:=14000/((1+[.$E$5])^[.B17])" office:value-type="float" office:value="12761.9590660201" calcext:value-type="float">
            <text:p>12,761.96</text:p>
          </table:table-cell>
          <table:table-cell table:style-name="ce6" table:formula="of:=6000/((1+[.$E$6])^[.B17])" office:value-type="float" office:value="4401.74252246126" calcext:value-type="float">
            <text:p>4,401.74</text:p>
          </table:table-cell>
          <table:table-cell table:style-name="ce6" table:formula="of:=2400/((1+[.$E$7])^[.B17])" office:value-type="float" office:value="2366.35329643027" calcext:value-type="float">
            <text:p>2,366.35</text:p>
          </table:table-cell>
          <table:table-cell table:style-name="ce6" table:formula="of:=10000/((1+[.$E$8])^[.B17])" office:value-type="float" office:value="8105.35713766137" calcext:value-type="float">
            <text:p>8,105.36</text:p>
          </table:table-cell>
          <table:table-cell table:style-name="ce6" table:formula="of:=7000/((1+[.$E$9])^[.B17])" office:value-type="float" office:value="5886.63980665548" calcext:value-type="float">
            <text:p>5,886.64</text:p>
          </table:table-cell>
          <table:table-cell table:style-name="ce6" table:formula="of:=21000/((1+[.$E$10])^[.B17])" office:value-type="float" office:value="16578.7835082408" calcext:value-type="float">
            <text:p>16,578.78</text:p>
          </table:table-cell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6" table:formula="of:=9500/((1+[.$E$4])^[.B18])" office:value-type="float" office:value="6593.16100109816" calcext:value-type="float">
            <text:p>6,593.16</text:p>
          </table:table-cell>
          <table:table-cell table:style-name="ce6" table:formula="of:=14000/((1+[.$E$5])^[.B18])" office:value-type="float" office:value="11633.3999430552" calcext:value-type="float">
            <text:p>11,633.40</text:p>
          </table:table-cell>
          <table:table-cell table:style-name="ce6" table:formula="of:=6000/((1+[.$E$6])^[.B18])" office:value-type="float" office:value="3229.22287234061" calcext:value-type="float">
            <text:p>3,229.22</text:p>
          </table:table-cell>
          <table:table-cell table:style-name="ce6" table:formula="of:=2400/((1+[.$E$7])^[.B18])" office:value-type="float" office:value="2333.17830146934" calcext:value-type="float">
            <text:p>2,333.18</text:p>
          </table:table-cell>
          <table:table-cell table:style-name="ce6" table:formula="of:=10000/((1+[.$E$8])^[.B18])" office:value-type="float" office:value="6569.68143290381" calcext:value-type="float">
            <text:p>6,569.68</text:p>
          </table:table-cell>
          <table:table-cell table:style-name="ce6" table:formula="of:=7000/((1+[.$E$9])^[.B18])" office:value-type="float" office:value="4950.3611733287" calcext:value-type="float">
            <text:p>4,950.36</text:p>
          </table:table-cell>
          <table:table-cell table:style-name="ce6" table:formula="of:=21000/((1+[.$E$10])^[.B18])" office:value-type="float" office:value="13088.383933958" calcext:value-type="float">
            <text:p>13,088.38</text:p>
          </table:table-cell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6" table:formula="of:=9500/((1+[.$E$4])^[.B19])" office:value-type="float" office:value="5492.60944013214" calcext:value-type="float">
            <text:p>5,492.61</text:p>
          </table:table-cell>
          <table:table-cell table:style-name="ce6" table:formula="of:=14000/((1+[.$E$5])^[.B19])" office:value-type="float" office:value="10604.6409908507" calcext:value-type="float">
            <text:p>10,604.64</text:p>
          </table:table-cell>
          <table:table-cell table:style-name="ce6" table:formula="of:=6000/((1+[.$E$6])^[.B19])" office:value-type="float" office:value="2369.03460528102" calcext:value-type="float">
            <text:p>2,369.03</text:p>
          </table:table-cell>
          <table:table-cell table:style-name="ce6" table:formula="of:=2400/((1+[.$E$7])^[.B19])" office:value-type="float" office:value="2300.46840201731" calcext:value-type="float">
            <text:p>2,300.47</text:p>
          </table:table-cell>
          <table:table-cell table:style-name="ce6" table:formula="of:=10000/((1+[.$E$8])^[.B19])" office:value-type="float" office:value="5324.96142943483" calcext:value-type="float">
            <text:p>5,324.96</text:p>
          </table:table-cell>
          <table:table-cell table:style-name="ce6" table:formula="of:=7000/((1+[.$E$9])^[.B19])" office:value-type="float" office:value="4162.99902003406" calcext:value-type="float">
            <text:p>4,163.00</text:p>
          </table:table-cell>
          <table:table-cell table:style-name="ce6" table:formula="of:=21000/((1+[.$E$10])^[.B19])" office:value-type="float" office:value="10332.8325578013" calcext:value-type="float">
            <text:p>10,332.83</text:p>
          </table:table-cell>
        </table:table-row>
        <table:table-row table:style-name="ro1">
          <table:table-cell/>
          <table:table-cell table:style-name="ce15" office:value-type="string" calcext:value-type="string">
            <text:p>Total</text:p>
          </table:table-cell>
          <table:table-cell table:style-name="ce7" table:formula="of:=SUM([.C16:.C19])" office:value-type="float" office:value="0.00000009656287147664" calcext:value-type="float">
            <text:p>0.00</text:p>
          </table:table-cell>
          <table:table-cell table:style-name="ce7" table:formula="of:=SUM([.D16:.D19])" office:value-type="float" office:value="-0.00000007402923074551" calcext:value-type="float">
            <text:p>0.00</text:p>
          </table:table-cell>
          <table:table-cell table:style-name="ce7" table:formula="of:=SUM([.E16:.E19])" office:value-type="float" office:value="0.00000008288907338283" calcext:value-type="float">
            <text:p>0.00</text:p>
          </table:table-cell>
          <table:table-cell table:style-name="ce7" table:formula="of:=SUM([.F16:.F19])" office:value-type="float" office:value="-0.0000000830791577755" calcext:value-type="float">
            <text:p>0.00</text:p>
          </table:table-cell>
          <table:table-cell table:style-name="ce7" table:formula="of:=SUM([.G16:.G19])" office:value-type="float" office:value="0" calcext:value-type="float">
            <text:p>0.00</text:p>
          </table:table-cell>
          <table:table-cell table:style-name="ce7" table:formula="of:=SUM([.H16:.H19])" office:value-type="float" office:value="0.00000001823809725465" calcext:value-type="float">
            <text:p>0.00</text:p>
          </table:table-cell>
          <table:table-cell table:style-name="ce7" table:formula="of:=SUM([.I16:.I19])" office:value-type="float" office:value="0.00000000017462298274" calcext:value-type="float">
            <text:p>0.00</text:p>
          </table:table-cell>
        </table:table-row>
      </table:table>
      <table:table table:name="Problem3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0" table:default-cell-style-name="ce5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3" office:value-type="string" calcext:value-type="string">
            <text:p>Year</text:p>
          </table:table-cell>
          <table:table-cell table:style-name="ce10" office:value-type="string" calcext:value-type="string">
            <text:p>Cash Flow</text:p>
          </table:table-cell>
          <table:table-cell table:style-name="ce20" office:value-type="string" calcext:value-type="string">
            <text:p>IRR:</text:p>
          </table:table-cell>
          <table:table-cell table:style-name="ce21" table:formula="of:=IRR([.C4:.C14])" office:value-type="percentage" office:value="0.101419566238468" calcext:value-type="percentage">
            <text:p>10.14%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" office:value-type="currency" office:currency="CAD" office:value="-50000" calcext:value-type="currency">
            <text:p>-$50,00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8000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8000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8000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8000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8000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000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8000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8000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8000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8000+3000" office:value-type="float" office:value="11000" calcext:value-type="float">
            <text:p>110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19"/>
          <table:table-cell table:style-name="Default"/>
          <table:table-cell/>
        </table:table-row>
      </table:table>
      <table:table table:name="Problem4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3" table:number-columns-repeated="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ear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ojects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13" office:value-type="string" calcext:value-type="string">
            <text:p>NPW</text:p>
          </table:table-cell>
          <table:table-cell table:style-name="ce30" office:value-type="string" calcext:value-type="string">
            <text:p>NPW/PW cost Ratio</text:p>
          </table:table-cell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5" office:value-type="currency" office:currency="CAD" office:value="-20000" calcext:value-type="currency">
            <text:p>-$20,000.00</text:p>
          </table:table-cell>
          <table:table-cell table:formula="of:=6000/(1.12^[.D3])" office:value-type="currency" office:currency="CAD" office:value="5357.14285714286" calcext:value-type="currency">
            <text:p>$5,357.14</text:p>
          </table:table-cell>
          <table:table-cell table:formula="of:=6000/(1.12^[.E3])" office:value-type="currency" office:currency="CAD" office:value="4783.16326530612" calcext:value-type="currency">
            <text:p>$4,783.16</text:p>
          </table:table-cell>
          <table:table-cell table:style-name="ce5" table:formula="of:=6000/(1.12^[.F3])" office:value-type="currency" office:currency="CAD" office:value="4270.68148688047" calcext:value-type="currency">
            <text:p>$4,270.68</text:p>
          </table:table-cell>
          <table:table-cell table:style-name="ce5" table:formula="of:=6000/(1.12^[.G3])" office:value-type="currency" office:currency="CAD" office:value="3813.10847042899" calcext:value-type="currency">
            <text:p>$3,813.11</text:p>
          </table:table-cell>
          <table:table-cell table:style-name="ce29" table:formula="of:=6000/(1.12^[.H3])" office:value-type="currency" office:currency="CAD" office:value="3404.56113431159" calcext:value-type="currency">
            <text:p>$3,404.56</text:p>
          </table:table-cell>
          <table:table-cell table:style-name="ce29" table:formula="of:=SUM([.C4:.H4])" office:value-type="currency" office:currency="CAD" office:value="1628.65721407002" calcext:value-type="currency">
            <text:p>$1,628.66</text:p>
          </table:table-cell>
          <table:table-cell table:style-name="ce31" table:formula="of:=[.I4]/(-[.C4])" office:value-type="float" office:value="0.0814328607035012" calcext:value-type="float">
            <text:p>0.08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table:style-name="ce5" office:value-type="currency" office:currency="CAD" office:value="-15000" calcext:value-type="currency">
            <text:p>-$15,000.00</text:p>
          </table:table-cell>
          <table:table-cell table:formula="of:=4300/(1.12^[.D3])" office:value-type="currency" office:currency="CAD" office:value="3839.28571428571" calcext:value-type="currency">
            <text:p>$3,839.29</text:p>
          </table:table-cell>
          <table:table-cell table:formula="of:=4300/(1.12^[.E3])" office:value-type="currency" office:currency="CAD" office:value="3427.93367346939" calcext:value-type="currency">
            <text:p>$3,427.93</text:p>
          </table:table-cell>
          <table:table-cell table:style-name="ce5" table:formula="of:=4300/(1.12^[.F3])" office:value-type="currency" office:currency="CAD" office:value="3060.65506559767" calcext:value-type="currency">
            <text:p>$3,060.66</text:p>
          </table:table-cell>
          <table:table-cell table:style-name="ce5" table:formula="of:=4300/(1.12^[.G3])" office:value-type="currency" office:currency="CAD" office:value="2732.72773714077" calcext:value-type="currency">
            <text:p>$2,732.73</text:p>
          </table:table-cell>
          <table:table-cell table:style-name="ce29" table:formula="of:=4300/(1.12^[.H3])" office:value-type="currency" office:currency="CAD" office:value="2439.93547958998" calcext:value-type="currency">
            <text:p>$2,439.94</text:p>
          </table:table-cell>
          <table:table-cell table:style-name="ce29" table:formula="of:=SUM([.C5:.H5])" office:value-type="currency" office:currency="CAD" office:value="500.537670083518" calcext:value-type="currency">
            <text:p>$500.54</text:p>
          </table:table-cell>
          <table:table-cell table:style-name="ce31" table:formula="of:=[.I5]/(-[.C5])" office:value-type="float" office:value="0.0333691780055678" calcext:value-type="float">
            <text:p>0.03</text:p>
          </table:table-cell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5" office:value-type="currency" office:currency="CAD" office:value="-5000" calcext:value-type="currency">
            <text:p>-$5,000.00</text:p>
          </table:table-cell>
          <table:table-cell table:formula="of:=1400/(1.12^[.D3])" office:value-type="currency" office:currency="CAD" office:value="1250" calcext:value-type="currency">
            <text:p>$1,250.00</text:p>
          </table:table-cell>
          <table:table-cell table:formula="of:=1400/(1.12^[.E3])" office:value-type="currency" office:currency="CAD" office:value="1116.07142857143" calcext:value-type="currency">
            <text:p>$1,116.07</text:p>
          </table:table-cell>
          <table:table-cell table:style-name="ce5" table:formula="of:=1400/(1.12^[.F3])" office:value-type="currency" office:currency="CAD" office:value="996.492346938775" calcext:value-type="currency">
            <text:p>$996.49</text:p>
          </table:table-cell>
          <table:table-cell table:style-name="ce5" table:formula="of:=1400/(1.12^[.G3])" office:value-type="currency" office:currency="CAD" office:value="889.725309766764" calcext:value-type="currency">
            <text:p>$889.73</text:p>
          </table:table-cell>
          <table:table-cell table:style-name="ce29" table:formula="of:=1400/(1.12^[.H3])" office:value-type="currency" office:currency="CAD" office:value="794.397598006039" calcext:value-type="currency">
            <text:p>$794.40</text:p>
          </table:table-cell>
          <table:table-cell table:style-name="ce29" table:formula="of:=SUM([.C6:.H6])" office:value-type="currency" office:currency="CAD" office:value="46.6866832830058" calcext:value-type="currency">
            <text:p>$46.69</text:p>
          </table:table-cell>
          <table:table-cell table:style-name="ce31" table:formula="of:=[.I6]/(-[.C6])" office:value-type="float" office:value="0.00933733665660116" calcext:value-type="float">
            <text:p>0.01</text:p>
          </table:table-cell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table:style-name="ce5" office:value-type="currency" office:currency="CAD" office:value="-20000" calcext:value-type="currency">
            <text:p>-$20,000.00</text:p>
          </table:table-cell>
          <table:table-cell table:formula="of:=5500/(1.12^[.D3])" office:value-type="currency" office:currency="CAD" office:value="4910.71428571429" calcext:value-type="currency">
            <text:p>$4,910.71</text:p>
          </table:table-cell>
          <table:table-cell table:formula="of:=5500/(1.12^[.E3])" office:value-type="currency" office:currency="CAD" office:value="4384.56632653061" calcext:value-type="currency">
            <text:p>$4,384.57</text:p>
          </table:table-cell>
          <table:table-cell table:style-name="ce5" table:formula="of:=5500/(1.12^[.F3])" office:value-type="currency" office:currency="CAD" office:value="3914.79136297376" calcext:value-type="currency">
            <text:p>$3,914.79</text:p>
          </table:table-cell>
          <table:table-cell table:style-name="ce5" table:formula="of:=5500/(1.12^[.G3])" office:value-type="currency" office:currency="CAD" office:value="3495.34943122657" calcext:value-type="currency">
            <text:p>$3,495.35</text:p>
          </table:table-cell>
          <table:table-cell table:style-name="ce29" table:formula="of:=5500/(1.12^[.H3])" office:value-type="currency" office:currency="CAD" office:value="3120.8477064523" calcext:value-type="currency">
            <text:p>$3,120.85</text:p>
          </table:table-cell>
          <table:table-cell table:style-name="ce29" table:formula="of:=SUM([.C7:.H7])" office:value-type="currency" office:currency="CAD" office:value="-173.730887102476" calcext:value-type="currency">
            <text:p>-$173.73</text:p>
          </table:table-cell>
          <table:table-cell table:style-name="ce32" table:formula="of:=[.I7]/(-[.C7])" office:value-type="float" office:value="-0.00868654435512381" calcext:value-type="float">
            <text:p>-0.01</text:p>
          </table:table-cell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5" office:value-type="currency" office:currency="CAD" office:value="-15000" calcext:value-type="currency">
            <text:p>-$15,000.00</text:p>
          </table:table-cell>
          <table:table-cell table:formula="of:=4100/(1.12^[.D3])" office:value-type="currency" office:currency="CAD" office:value="3660.71428571429" calcext:value-type="currency">
            <text:p>$3,660.71</text:p>
          </table:table-cell>
          <table:table-cell table:formula="of:=4100/(1.12^[.E3])" office:value-type="currency" office:currency="CAD" office:value="3268.49489795918" calcext:value-type="currency">
            <text:p>$3,268.49</text:p>
          </table:table-cell>
          <table:table-cell table:style-name="ce5" table:formula="of:=4100/(1.12^[.F3])" office:value-type="currency" office:currency="CAD" office:value="2918.29901603498" calcext:value-type="currency">
            <text:p>$2,918.30</text:p>
          </table:table-cell>
          <table:table-cell table:style-name="ce5" table:formula="of:=4100/(1.12^[.G3])" office:value-type="currency" office:currency="CAD" office:value="2605.62412145981" calcext:value-type="currency">
            <text:p>$2,605.62</text:p>
          </table:table-cell>
          <table:table-cell table:style-name="ce29" table:formula="of:=4100/(1.12^[.H3])" office:value-type="currency" office:currency="CAD" office:value="2326.45010844626" calcext:value-type="currency">
            <text:p>$2,326.45</text:p>
          </table:table-cell>
          <table:table-cell table:style-name="ce29" table:formula="of:=SUM([.C8:.H8])" office:value-type="currency" office:currency="CAD" office:value="-220.417570385483" calcext:value-type="currency">
            <text:p>-$220.42</text:p>
          </table:table-cell>
          <table:table-cell table:style-name="ce32" table:formula="of:=[.I8]/(-[.C8])" office:value-type="float" office:value="-0.0146945046923655" calcext:value-type="float">
            <text:p>-0.01</text:p>
          </table:table-cell>
        </table:table-row>
        <table:table-row table:style-name="ro1">
          <table:table-cell/>
          <table:table-cell table:style-name="ce2" office:value-type="string" calcext:value-type="string">
            <text:p>F</text:p>
          </table:table-cell>
          <table:table-cell table:style-name="ce5" office:value-type="currency" office:currency="CAD" office:value="-30000" calcext:value-type="currency">
            <text:p>-$30,000.00</text:p>
          </table:table-cell>
          <table:table-cell table:formula="of:=10000/(1.12^[.D3])" office:value-type="currency" office:currency="CAD" office:value="8928.57142857143" calcext:value-type="currency">
            <text:p>$8,928.57</text:p>
          </table:table-cell>
          <table:table-cell table:formula="of:=10000/(1.12^[.E3])" office:value-type="currency" office:currency="CAD" office:value="7971.9387755102" calcext:value-type="currency">
            <text:p>$7,971.94</text:p>
          </table:table-cell>
          <table:table-cell table:style-name="ce5" table:formula="of:=10000/(1.12^[.F3])" office:value-type="currency" office:currency="CAD" office:value="7117.80247813411" calcext:value-type="currency">
            <text:p>$7,117.80</text:p>
          </table:table-cell>
          <table:table-cell table:style-name="ce5" table:formula="of:=10000/(1.12^[.G3])" office:value-type="currency" office:currency="CAD" office:value="6355.18078404831" calcext:value-type="currency">
            <text:p>$6,355.18</text:p>
          </table:table-cell>
          <table:table-cell table:style-name="ce29" table:formula="of:=10000/(1.12^[.H3])" office:value-type="currency" office:currency="CAD" office:value="5674.26855718599" calcext:value-type="currency">
            <text:p>$5,674.27</text:p>
          </table:table-cell>
          <table:table-cell table:style-name="ce29" table:formula="of:=SUM([.C9:.H9])" office:value-type="currency" office:currency="CAD" office:value="6047.76202345004" calcext:value-type="currency">
            <text:p>$6,047.76</text:p>
          </table:table-cell>
          <table:table-cell table:style-name="ce31" table:formula="of:=[.I9]/(-[.C9])" office:value-type="float" office:value="0.201592067448335" calcext:value-type="float">
            <text:p>0.20</text:p>
          </table:table-cell>
        </table:table-row>
        <table:table-row table:style-name="ro1">
          <table:table-cell/>
          <table:table-cell table:style-name="ce2" office:value-type="string" calcext:value-type="string">
            <text:p>G</text:p>
          </table:table-cell>
          <table:table-cell table:style-name="ce5" office:value-type="currency" office:currency="CAD" office:value="-5000" calcext:value-type="currency">
            <text:p>-$5,000.00</text:p>
          </table:table-cell>
          <table:table-cell table:formula="of:=1600/(1.12^[.D3])" office:value-type="currency" office:currency="CAD" office:value="1428.57142857143" calcext:value-type="currency">
            <text:p>$1,428.57</text:p>
          </table:table-cell>
          <table:table-cell table:formula="of:=1600/(1.12^[.E3])" office:value-type="currency" office:currency="CAD" office:value="1275.51020408163" calcext:value-type="currency">
            <text:p>$1,275.51</text:p>
          </table:table-cell>
          <table:table-cell table:style-name="ce5" table:formula="of:=1600/(1.12^[.F3])" office:value-type="currency" office:currency="CAD" office:value="1138.84839650146" calcext:value-type="currency">
            <text:p>$1,138.85</text:p>
          </table:table-cell>
          <table:table-cell table:style-name="ce5" table:formula="of:=1600/(1.12^[.G3])" office:value-type="currency" office:currency="CAD" office:value="1016.82892544773" calcext:value-type="currency">
            <text:p>$1,016.83</text:p>
          </table:table-cell>
          <table:table-cell table:style-name="ce29" table:formula="of:=1600/(1.12^[.H3])" office:value-type="currency" office:currency="CAD" office:value="907.882969149759" calcext:value-type="currency">
            <text:p>$907.88</text:p>
          </table:table-cell>
          <table:table-cell table:style-name="ce29" table:formula="of:=SUM([.C10:.H10])" office:value-type="currency" office:currency="CAD" office:value="767.641923752007" calcext:value-type="currency">
            <text:p>$767.64</text:p>
          </table:table-cell>
          <table:table-cell table:style-name="ce31" table:formula="of:=[.I10]/(-[.C10])" office:value-type="float" office:value="0.153528384750401" calcext:value-type="float">
            <text:p>0.15</text:p>
          </table:table-cell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table:style-name="ce5" office:value-type="currency" office:currency="CAD" office:value="-10000" calcext:value-type="currency">
            <text:p>-$10,000.00</text:p>
          </table:table-cell>
          <table:table-cell table:formula="of:=2500/(1.12^[.D3])" office:value-type="currency" office:currency="CAD" office:value="2232.14285714286" calcext:value-type="currency">
            <text:p>$2,232.14</text:p>
          </table:table-cell>
          <table:table-cell table:formula="of:=2500/(1.12^[.E3])" office:value-type="currency" office:currency="CAD" office:value="1992.98469387755" calcext:value-type="currency">
            <text:p>$1,992.98</text:p>
          </table:table-cell>
          <table:table-cell table:style-name="ce5" table:formula="of:=2500/(1.12^[.F3])" office:value-type="currency" office:currency="CAD" office:value="1779.45061953353" calcext:value-type="currency">
            <text:p>$1,779.45</text:p>
          </table:table-cell>
          <table:table-cell table:style-name="ce5" table:formula="of:=2500/(1.12^[.G3])" office:value-type="currency" office:currency="CAD" office:value="1588.79519601208" calcext:value-type="currency">
            <text:p>$1,588.80</text:p>
          </table:table-cell>
          <table:table-cell table:style-name="ce29" table:formula="of:=2500/(1.12^[.H3])" office:value-type="currency" office:currency="CAD" office:value="1418.5671392965" calcext:value-type="currency">
            <text:p>$1,418.57</text:p>
          </table:table-cell>
          <table:table-cell table:style-name="ce29" table:formula="of:=SUM([.C11:.H11])" office:value-type="currency" office:currency="CAD" office:value="-988.05949413749" calcext:value-type="currency">
            <text:p>-$988.06</text:p>
          </table:table-cell>
          <table:table-cell table:style-name="ce31" table:formula="of:=[.I11]/(-[.C11])" office:value-type="float" office:value="-0.098805949413749" calcext:value-type="float">
            <text:p>-0.10</text:p>
          </table:table-cell>
        </table:table-row>
        <table:table-row table:style-name="ro1">
          <table:table-cell/>
          <table:table-cell table:style-name="ce2" office:value-type="string" calcext:value-type="string">
            <text:p>I</text:p>
          </table:table-cell>
          <table:table-cell table:style-name="ce5" office:value-type="currency" office:currency="CAD" office:value="-25000" calcext:value-type="currency">
            <text:p>-$25,000.00</text:p>
          </table:table-cell>
          <table:table-cell table:formula="of:=8500/(1.12^[.D3])" office:value-type="currency" office:currency="CAD" office:value="7589.28571428571" calcext:value-type="currency">
            <text:p>$7,589.29</text:p>
          </table:table-cell>
          <table:table-cell table:formula="of:=8500/(1.12^[.E3])" office:value-type="currency" office:currency="CAD" office:value="6776.14795918367" calcext:value-type="currency">
            <text:p>$6,776.15</text:p>
          </table:table-cell>
          <table:table-cell table:style-name="ce5" table:formula="of:=8500/(1.12^[.F3])" office:value-type="currency" office:currency="CAD" office:value="6050.13210641399" calcext:value-type="currency">
            <text:p>$6,050.13</text:p>
          </table:table-cell>
          <table:table-cell table:style-name="ce5" table:formula="of:=8500/(1.12^[.G3])" office:value-type="currency" office:currency="CAD" office:value="5401.90366644106" calcext:value-type="currency">
            <text:p>$5,401.90</text:p>
          </table:table-cell>
          <table:table-cell table:style-name="ce29" table:formula="of:=8500/(1.12^[.H3])" office:value-type="currency" office:currency="CAD" office:value="4823.12827360809" calcext:value-type="currency">
            <text:p>$4,823.13</text:p>
          </table:table-cell>
          <table:table-cell table:style-name="ce29" table:formula="of:=SUM([.C12:.H12])" office:value-type="currency" office:currency="CAD" office:value="5640.59771993254" calcext:value-type="currency">
            <text:p>$5,640.60</text:p>
          </table:table-cell>
          <table:table-cell table:style-name="ce31" table:formula="of:=[.I12]/(-[.C12])" office:value-type="float" office:value="0.225623908797301" calcext:value-type="float">
            <text:p>0.23</text:p>
          </table:table-cell>
        </table:table-row>
        <table:table-row table:style-name="ro1">
          <table:table-cell/>
          <table:table-cell table:style-name="ce2" office:value-type="string" calcext:value-type="string">
            <text:p>J</text:p>
          </table:table-cell>
          <table:table-cell table:style-name="ce5" office:value-type="currency" office:currency="CAD" office:value="-10000" calcext:value-type="currency">
            <text:p>-$10,000.00</text:p>
          </table:table-cell>
          <table:table-cell table:formula="of:=3300/(1.12^[.D3])" office:value-type="currency" office:currency="CAD" office:value="2946.42857142857" calcext:value-type="currency">
            <text:p>$2,946.43</text:p>
          </table:table-cell>
          <table:table-cell table:formula="of:=3300/(1.12^[.E3])" office:value-type="currency" office:currency="CAD" office:value="2630.73979591837" calcext:value-type="currency">
            <text:p>$2,630.74</text:p>
          </table:table-cell>
          <table:table-cell table:style-name="ce5" table:formula="of:=3300/(1.12^[.F3])" office:value-type="currency" office:currency="CAD" office:value="2348.87481778426" calcext:value-type="currency">
            <text:p>$2,348.87</text:p>
          </table:table-cell>
          <table:table-cell table:style-name="ce5" table:formula="of:=3300/(1.12^[.G3])" office:value-type="currency" office:currency="CAD" office:value="2097.20965873594" calcext:value-type="currency">
            <text:p>$2,097.21</text:p>
          </table:table-cell>
          <table:table-cell table:style-name="ce29" table:formula="of:=3300/(1.12^[.H3])" office:value-type="currency" office:currency="CAD" office:value="1872.50862387138" calcext:value-type="currency">
            <text:p>$1,872.51</text:p>
          </table:table-cell>
          <table:table-cell table:style-name="ce29" table:formula="of:=SUM([.C13:.H13])" office:value-type="currency" office:currency="CAD" office:value="1895.76146773851" calcext:value-type="currency">
            <text:p>$1,895.76</text:p>
          </table:table-cell>
          <table:table-cell table:style-name="ce31" table:formula="of:=[.I13]/(-[.C13])" office:value-type="float" office:value="0.189576146773851" calcext:value-type="float">
            <text:p>0.19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22" office:value-type="string" calcext:value-type="string">
            <text:p>Rank Order</text:p>
          </table:table-cell>
          <table:table-cell table:style-name="ce22"/>
          <table:table-cell table:number-columns-repeated="5"/>
        </table:table-row>
        <table:table-row table:style-name="ro1">
          <table:table-cell table:number-columns-repeated="3"/>
          <table:table-cell table:style-name="ce23" office:value-type="string" calcext:value-type="string">
            <text:p>Project</text:p>
          </table:table-cell>
          <table:table-cell table:style-name="ce25" office:value-type="string" calcext:value-type="string">
            <text:p>Ratio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" office:value-type="string" calcext:value-type="string">
            <text:p>I</text:p>
          </table:table-cell>
          <table:table-cell table:style-name="ce26" office:value-type="float" office:value="0.225623908797301" calcext:value-type="float">
            <text:p>0.2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" office:value-type="string" calcext:value-type="string">
            <text:p>F</text:p>
          </table:table-cell>
          <table:table-cell table:style-name="ce26" office:value-type="float" office:value="0.201592067448335" calcext:value-type="float">
            <text:p>0.2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" office:value-type="string" calcext:value-type="string">
            <text:p>J</text:p>
          </table:table-cell>
          <table:table-cell table:style-name="ce26" office:value-type="float" office:value="0.189576146773851" calcext:value-type="float">
            <text:p>0.1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" office:value-type="string" calcext:value-type="string">
            <text:p>G</text:p>
          </table:table-cell>
          <table:table-cell table:style-name="ce26" office:value-type="float" office:value="0.153528384750401" calcext:value-type="float">
            <text:p>0.1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" office:value-type="string" calcext:value-type="string">
            <text:p>A</text:p>
          </table:table-cell>
          <table:table-cell table:style-name="ce26" office:value-type="float" office:value="0.0814328607035012" calcext:value-type="float">
            <text:p>0.0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" office:value-type="string" calcext:value-type="string">
            <text:p>B</text:p>
          </table:table-cell>
          <table:table-cell table:style-name="ce26" office:value-type="float" office:value="0.0333691780055678" calcext:value-type="float">
            <text:p>0.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" office:value-type="string" calcext:value-type="string">
            <text:p>C</text:p>
          </table:table-cell>
          <table:table-cell table:style-name="ce26" office:value-type="float" office:value="0.00933733665660116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" office:value-type="string" calcext:value-type="string">
            <text:p>D</text:p>
          </table:table-cell>
          <table:table-cell table:style-name="ce27" office:value-type="float" office:value="-0.00868654435512381" calcext:value-type="float">
            <text:p>-0.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" office:value-type="string" calcext:value-type="string">
            <text:p>E</text:p>
          </table:table-cell>
          <table:table-cell table:style-name="ce27" office:value-type="float" office:value="-0.0146945046923655" calcext:value-type="float">
            <text:p>-0.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" office:value-type="string" calcext:value-type="string">
            <text:p>H</text:p>
          </table:table-cell>
          <table:table-cell table:style-name="ce27" office:value-type="float" office:value="-0.098805949413749" calcext:value-type="float">
            <text:p>-0.1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3" table:target-range-address="Problem4.D18:Problem4.E2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2T13:47:16.299000000</meta:creation-date>
    <dc:date>2023-02-27T14:35:44.819000000</dc:date>
    <meta:editing-duration>P5DT48M27S</meta:editing-duration>
    <meta:editing-cycles>4</meta:editing-cycles>
    <meta:generator>LibreOffice/7.4.0.3$Windows_X86_64 LibreOffice_project/f85e47c08ddd19c015c0114a68350214f7066f5a</meta:generator>
    <meta:print-date>2023-02-25T12:58:46.235000000</meta:print-date>
    <meta:document-statistic meta:table-count="4" meta:cell-count="331" meta:object-count="0"/>
  </office:meta>
</office:document-meta>
</file>